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age-number="1"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2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4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1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3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9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4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O SUPER MAS BARATO : <text:s text:c="2"/>HACER TU MISMO ENCLOSURE CON UNA PLANCHA METAL</text:p>
      <text:p text:style-name="P2"/>
      <text:p text:style-name="P3"><text:a xlink:href="http://www.geofex.com/article_folders/steelstud/steelstud.htm" office:target-frame-name="_top" xlink:show="replace"><text:span text:style-name="T4">http://www.geofex.com/article_folders/steelstud/steelstud.htm</text:span></text:a></text:p>
      <text:p text:style-name="P5">MAS BARATO, MAS LIGERO, mas trabajoso</text:p>
      <text:p text:style-name="P6"/>
      <text:p text:style-name="P7"/>
      <text:p text:style-name="P8">dependiendo de la medida que al final necesitemos tenemos estas paginas:</text:p>
      <text:p text:style-name="P9"/>
      <text:p text:style-name="P10"><text:a xlink:href="http://www.mammothelectronics.com/aluminum-enclosures-s/22.htm" office:target-frame-name="_top" xlink:show="replace"><text:span text:style-name="T11">http://www.mammothelectronics.com/aluminum-enclosures-s/22.htm</text:span></text:a><text:s/>TIENEN UNA A 5.75 PAVOS</text:p>
      <text:p text:style-name="P12"><text:a xlink:href="http://www.pedalpartsplus.com/mm5/merchant.mvc?Screen=CTGY&amp;Store_Code=PPP&amp;Category_Code=ENC12" office:target-frame-name="_top" xlink:show="replace"><text:span text:style-name="T13">http://www.pedalpartsplus.com/mm5/merchant.mvc?Screen=CTGY&amp;Store_Code=PPP&amp;Category_Code=ENC12</text:span></text:a><text:s/>TIENEN UNA A 6 PAVOS</text:p>
      <text:p text:style-name="P14"/>
      <text:p text:style-name="P15">lo mas barato</text:p>
      <text:p text:style-name="P16">CON GASTOS DE<text:s/>ENVÍO<text:s/>INCLUIDOS Y AL POR MAYOR (mejor precio)</text:p>
      <text:p text:style-name="P17"/>
      <text:p text:style-name="P18"><text:a xlink:href="http://www.aliexpress.com/w/wholesale-pedal-enclosure.html" office:target-frame-name="_top" xlink:show="replace"><text:span text:style-name="T19">http://www.aliexpress.com/w/wholesale-pedal-enclosure.html</text:span></text:a><text:s/>DESDE 2.46 EUROS</text:p>
      <text:p text:style-name="P20">http://www.alibaba.com/showroom/pedal-enclosure.html</text:p>
      <text:p text:style-name="P21"/>
      <text:p text:style-name="P22"/>
      <text:p text:style-name="P23"><text:s/>SI PEDIMOS<text:s/>20 UNIDADES NOS SALE A 2.20 PAVOS DE ESTE:<text:s/><text:a xlink:href="http://wholesaler.alibaba.com/product-detail/1590A-hammond-Aluminum-Box-Pedal-Enclosure_60140307056.html?spm=a2700.7724857.29.53.9Yoib3" office:target-frame-name="_top" xlink:show="replace"><text:span text:style-name="T24">http://wholesaler.alibaba.com/product-detail/1590A-hammond</text:span><text:span text:style-name="T25">-Aluminum-Box-Pedal-Enclosure_60140307056.html?spm=a2700.7724857.29.53.9Yoib3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/>
      <style:text-properties fo:font-weight="bold" style:font-weight-asian="bold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0416in"/>
      <style:text-properties fo:font-weight="bold" style:font-weight-asian="bold" fo:font-style="italic" style:font-style-asian="italic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top="0.1666in" fo:margin-bottom="0.0416in"/>
      <style:text-properties fo:font-weight="bold" style:font-weight-asian="bold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text-align="center" fo:margin-top="0.1666in" fo:margin-bottom="0.0416in"/>
      <style:text-properties fo:font-weight="bold" style:font-weight-asian="bold" fo:font-size="16pt" style:font-size-asian="16pt" style:font-size-complex="16pt" fo:hyphenate="false"/>
    </style:style>
    <style:style style:name="Subtítulo" style:display-name="Subtítulo" style:family="paragraph" style:parent-style-name="Normal" style:next-style-name="Normal">
      <style:paragraph-properties fo:text-align="center" fo:margin-bottom="0.0416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rge</meta:initial-creator>
    <dc:creator>Jorge</dc:creator>
    <meta:creation-date>2016-11-10T12:26:00Z</meta:creation-date>
    <dc:date>2016-11-10T12:26:00Z</dc:date>
    <meta:template xlink:href="Normal.dotm" xlink:type="simple"/>
    <meta:editing-cycles>2</meta:editing-cycles>
    <meta:editing-duration>PT0S</meta:editing-duration>
    <meta:document-statistic meta:page-count="1" meta:paragraph-count="2" meta:word-count="208" meta:character-count="1355" meta:row-count="9" meta:non-whitespace-character-count="1149"/>
  </office:meta>
</office:document-meta>
</file>